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Standard" style:list-style-name="L1"/>
    <style:style style:name="P13" style:family="paragraph" style:parent-style-name="Heading_20_1" style:master-page-name="First_20_Page">
      <style:paragraph-properties style:page-number="auto"/>
    </style:style>
    <style:style style:name="P1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5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6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8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P19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1258443184">
          <text:insertion>
            <office:change-info>
              <dc:creator>Bob Jacobsen</dc:creator>
              <dc:date>2010-10-08T22:05:00</dc:date>
            </office:change-info>
          </text:insertion>
        </text:changed-region>
        <text:changed-region text:id="ct1258443280">
          <text:deletion>
            <office:change-info>
              <dc:creator>Bob Jacobsen</dc:creator>
              <dc:date>2010-10-08T22:05:00</dc:date>
            </office:change-info>
            <text:h text:style-name="P1" text:outline-level="1">Title</text:h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1053411198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change-start text:change-id="ct1258443184"/>Introduction (Informative)</text:h>
      <text:p text:style-name="Standard">This specification describes the format and allocation of OpenLCB node identifiers (node IDs). It is not specific to any wire protocol.</text:p>
      <text:h text:style-name="Heading_20_1" text:outline-level="1">References and Context (Normative)</text:h>
      <text:p text:style-name="Standard">This specification is in the context of the OpenLCB-CAN … Specification, which specifies …</text:p>
      <text:h text:style-name="Heading_20_1" text:outline-level="1">Format</text:h>
      <text:p text:style-name="Standard">An OpenLCB node identifier (node ID) shall be six bytes of eight bits each. </text:p>
      <text:p text:style-name="Standard">The order of bytes in an OpenLCB node ID shall be considered significant. The most-significant byte shall be transmitted first during communication operations. The most-significant byte shall be written first (left-most in Western format) in any human-readable representation.</text:p>
      <text:p text:style-name="Standard">OpenLCB node IDs shall include one or more 1 bits. </text:p>
      <text:h text:style-name="Heading_20_1" text:outline-level="1">Allocation</text:h>
      <text:p text:style-name="Standard"/>
      <text:p text:style-name="Standard"/>
      <text:p text:style-name="Standard"/>
      <text:p text:style-name="Standard"/>
      <text:p text:style-name="Standard">Below this is just a collection of pieces from other docs right now.</text:p>
      <text:h text:style-name="P1" text:outline-level="1"><text:change-end text:change-id="ct1258443184"/><text:change text:change-id="ct1258443280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1">Title<text:tab/>1</text:p>
          <text:p text:style-name="P11">Section Title<text:tab/>2</text:p>
          <text:p text:style-name="P11">Section Title<text:tab/>2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1259941904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1259942048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2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1259941904"/><text:change-start text:change-id="ct1259942048"/>OpenLCB-CAN Praesent Gravida Standard or Technical Note<text:change-end text:change-id="ct1259942048"/></text:p>
      </style:header>
      <style:footer>
        <text:tracked-changes>
          <text:changed-region text:id="ct1259947648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text:id="ct1259947792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1259935856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1259947648"/><text:change-start text:change-id="ct1259947792"/><text:span text:style-name="MT2">Copyright 2010, by J. Day, D. Harris, B. Jacobsen, and A. Shepherd</text:span><text:change-end text:change-id="ct1259947792"/><text:change text:change-id="ct1259935856"/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0T12:14:14.99">10/10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1259957456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text:id="ct1259960480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259960576">
            <text:insertion>
              <office:change-info>
                <dc:creator>Bob Jacobsen</dc:creator>
                <dc:date>2010-10-08T22:06:00</dc:date>
              </office:change-info>
            </text:insertion>
          </text:changed-region>
          <text:changed-region text:id="ct1259960672">
            <text:deletion>
              <office:change-info>
                <dc:creator>Bob Jacobsen</dc:creator>
                <dc:date>2010-10-08T22:06:00</dc:date>
              </office:change-info>
              <text:p text:style-name="MP7">(title)</text:p>
            </text:deletion>
          </text:changed-region>
          <text:changed-region text:id="ct1259957792">
            <text:insertion>
              <office:change-info>
                <dc:creator>Bob Jacobsen</dc:creator>
                <dc:date>2010-10-08T22:06:00</dc:date>
              </office:change-info>
            </text:insertion>
          </text:changed-region>
          <text:changed-region text:id="ct1259957888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text:id="ct1259958128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259958000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text:id="ct1349438608">
            <text:insertion>
              <office:change-info>
                <dc:creator>Bob Jacobsen</dc:creator>
                <dc:date>2010-10-10T12:14:00</dc:date>
              </office:change-info>
            </text:insertion>
          </text:changed-region>
        </text:tracked-changes>
        <text:p text:style-name="MP5"><draw:custom-shape text:anchor-type="char" draw:z-index="1" draw:name="PowerPlusWaterMarkObject1" draw:style-name="Mgr1" draw:text-style-name="MP3" svg:width="6.5461in" svg:height="2.6185in" draw:transform="skewX (-6.73624118882305E-017) rotate (0.7853981633973) translate (0.00972222222222222in 6.15205599300088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4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259957456"/><text:change-start text:change-id="ct1259960480"/>OpenLCB S<text:change-end text:change-id="ct1259960480"/><text:change-start text:change-id="ct1259960576"/>tandard<text:change-end text:change-id="ct1259960576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259960672"/><text:change-start text:change-id="ct1259957792"/>OpenLCB Node Identifiers<text:change-end text:change-id="ct1259957792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1259957888"/><text:change-start text:change-id="ct1259958128"/><text:date style:data-style-name="N37" text:date-value="2010-10-08T17:19:56" text:fixed="true">10/08/10</text:date><text:change-end text:change-id="ct1259958128"/></text:p>
            </table:table-cell>
            <table:table-cell table:style-name="Table1.C1" office:value-type="string">
              <text:p text:style-name="MP7"><text:change text:change-id="ct1259958000"/><text:change-start text:change-id="ct1349438608"/>Preliminary<text:change-end text:change-id="ct1349438608"/></text:p>
            </table:table-cell>
          </table:table-row>
        </table:table>
        <text:p text:style-name="Header"/>
      </style:header>
      <style:footer>
        <text:tracked-changes>
          <text:changed-region text:id="ct1259963744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text:id="ct1259957200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1259972512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</text:tracked-changes>
        <text:p text:style-name="MP8"><text:span text:style-name="MT5">Copyright 20</text:span><text:change text:change-id="ct1259963744"/><text:change-start text:change-id="ct1259957200"/><text:span text:style-name="MT5">10</text:span><text:change-end text:change-id="ct1259957200"/><text:span text:style-name="MT5">, by J. Day, D. Harris, B. Jacobsen, </text:span><text:change text:change-id="ct1259972512"/><text:span text:style-name="MT5">and A. Shepherd<text:tab/></text:span><text:span text:style-name="MT6">Page </text:span><text:span text:style-name="Page_20_Number"><text:span text:style-name="MT6"><text:page-number text:select-page="current">2</text:page-number></text:span></text:span><text:span text:style-name="Page_20_Number"><text:span text:style-name="MT6"> of </text:span></text:span><text:span text:style-name="Page_20_Number"><text:span text:style-name="MT6"><text:page-count style:num-format="1">2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0-10-10T12:14:14.99">10/10/2010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MRA Technical Note TN-9.6</dc:title>
    <meta:initial-creator>Alex Shepherd</meta:initial-creator>
    <meta:creation-date>2009-01-22T07:11:27</meta:creation-date>
    <meta:editing-cycles>51</meta:editing-cycles>
    <meta:editing-duration>PT11H37M32S</meta:editing-duration>
    <meta:generator>OpenOffice.org/3.2$Unix OpenOffice.org_project/320m18$Build-9502</meta:generator>
    <dc:date>2010-10-10T12:14:15</dc:date>
    <dc:creator>Bob Jacobsen</dc:creator>
    <meta:document-statistic meta:table-count="1" meta:image-count="1" meta:object-count="0" meta:page-count="2" meta:paragraph-count="38" meta:word-count="305" meta:character-count="1953"/>
    <meta:user-defined meta:name="Info 1"/>
    <meta:user-defined meta:name="Info 2"/>
    <meta:user-defined meta:name="Info 3"/>
    <meta:user-defined meta:name="Info 4"/>
  </office:meta>
</office:document-meta>
</file>